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058414D2E8A8CC43834.png" manifest:media-type="image/png"/>
  <manifest:file-entry manifest:full-path="Pictures/10000000000003C000000031AEE249AFB372C42C.png" manifest:media-type="image/png"/>
  <manifest:file-entry manifest:full-path="Pictures/1000020100000292000000F2A10BEA15B4844E04.png" manifest:media-type="image/png"/>
  <manifest:file-entry manifest:full-path="Pictures/10000000000002E4000001B15C6FED005708138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simple" style:writing-mode="lr-tb"/>
    </style:style>
    <style:style style:name="P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 style:font-independent-line-spacing="true"/>
      <style:text-properties fo:font-size="24pt" style:font-size-asian="14pt" style:font-size-complex="14pt"/>
    </style:style>
    <style:style style:name="P11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 style:font-size-asian="14pt" style:font-size-complex="14pt"/>
    </style:style>
    <style:style style:name="P15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24pt" style:font-size-asian="14pt" style:font-size-complex="1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1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21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sl" fo:country="SI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sl" fo:country="SI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sl" fo:country="SI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sl" fo:country="SI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6a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18.599cm" svg:height="7.456cm" svg:x="3.7cm" svg:y="3.669cm" presentation:class="title" presentation:user-transformed="true">
          <draw:text-box>
            <text:p text:style-name="P1"><text:span text:style-name="T1">Energy efficient system for detection of elephants with Machine Learning</text:span></text:p>
          </draw:text-box>
        </draw:frame>
        <draw:frame draw:name="Subtitle 2" presentation:style-name="pr2" draw:text-style-name="P5" draw:layer="layout" svg:width="18.599cm" svg:height="6.001cm" svg:x="3.7cm" svg:y="11.725cm" presentation:class="subtitle" presentation:user-transformed="true">
          <draw:text-box>
            <text:p text:style-name="P3"><text:span text:style-name="T2">Marko Sagadin</text:span></text:p>
            <text:p text:style-name="P4"><text:span text:style-name="T3">Dr. Iztok Kramberger</text:span></text:p>
            <text:p text:style-name="P4"><text:span text:style-name="T3">MECE. Vojislav Dragan Milivojević </text:span></text:p>
            <text:p text:style-name="P4"><text:span text:style-name="T3">23.12.2020</text:span></text:p>
          </draw:text-box>
        </draw:frame>
        <anim:par smil:dur="indefinite" smil:restart="never"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DSTAVITEV PROBLEMA " draw:style-name="dp1" draw:master-page-name="Title_20_and_20_Content" xml:id="id2" draw:id="id2"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7"><text:span text:style-name="T1">PREDSTAVITEV PROBLEMA </text:span></text:p>
          </draw:text-box>
        </draw:frame>
        <draw:frame draw:name="Označba mesta vsebine 2" presentation:style-name="pr5" draw:text-style-name="P8" draw:layer="layout" svg:width="21.589cm" svg:height="12.8cm" svg:x="1.905cm" svg:y="4.524cm" presentation:class="outline" presentation:placeholder="true" presentation:user-transformed="true">
          <draw:text-box/>
        </draw:frame>
        <draw:frame draw:name="Označba mesta številke diapozitiva 3" presentation:style-name="pr6" draw:text-style-name="P10" draw:layer="layout" svg:width="2.495cm" svg:height="1.088cm" svg:x="22.675cm" svg:y="17.727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Označba mesta noge 4" presentation:style-name="pr6" draw:text-style-name="P10" draw:layer="layout" svg:width="18.899cm" svg:height="1.3cm" svg:x="0cm" svg:y="0cm" presentation:class="footer" presentation:user-transformed="true">
          <draw:text-box>
            <text:p text:style-name="P11"><text:span text:style-name="T5">Naslov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Naslov 1_0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7"><text:span text:style-name="T1">PR</text:span><text:span text:style-name="T1">ED</text:span><text:span text:style-name="T1">ST</text:span><text:span text:style-name="T1">AV</text:span><text:span text:style-name="T1">ITE</text:span><text:span text:style-name="T1">V </text:span><text:span text:style-name="T1">PR</text:span><text:span text:style-name="T1">OB</text:span><text:span text:style-name="T1">LE</text:span><text:span text:style-name="T1">M</text:span><text:span text:style-name="T1">A </text:span></text:p>
          </draw:text-box>
        </draw:frame>
        <draw:frame draw:name="Označba mesta številke diapozitiva 3_0" presentation:style-name="pr6" draw:text-style-name="P10" draw:layer="layout" svg:width="2.495cm" svg:height="1.088cm" svg:x="22.675cm" svg:y="17.727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Označba mesta noge 4_0" presentation:style-name="pr6" draw:text-style-name="P10" draw:layer="layout" svg:width="18.899cm" svg:height="1.3cm" svg:x="0cm" svg:y="0cm" presentation:class="footer" presentation:user-transformed="true">
          <draw:text-box>
            <text:p text:style-name="P11"><text:span text:style-name="T5">Naslov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VOD" draw:style-name="dp1" draw:master-page-name="Title_20_and_20_Content" xml:id="id4" draw:id="id4">
        <office:forms form:automatic-focus="false" form:apply-design-mode="false"/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2"><text:span text:style-name="T1">Introduction</text:span></text:p>
          </draw:text-box>
        </draw:frame>
        <draw:frame draw:name="Footer Placeholder 3" presentation:style-name="pr8" draw:text-style-name="P14" draw:layer="layout" svg:width="18.899cm" svg:height="1.3cm" svg:x="0cm" svg:y="0cm" presentation:class="footer" presentation:user-transformed="true">
          <draw:text-box>
            <text:p text:style-name="P13"><text:span text:style-name="T5">Naslov</text:span></text:p>
          </draw:text-box>
        </draw:frame>
        <draw:frame draw:name="Slide Number Placeholder 4" presentation:style-name="pr9" draw:text-style-name="P16" draw:layer="layout" svg:width="2.495cm" svg:height="1.088cm" svg:x="22.675cm" svg:y="17.727cm" presentation:class="page-number" presentation:user-transformed="true">
          <draw:text-box>
            <text:p text:style-name="P15"><text:span text:style-name="T4"><text:page-number>&lt;number&gt;</text:page-number></text:span></text:p>
          </draw:text-box>
        </draw:frame>
        <anim:par smil:dur="indefinite" smil:restart="never"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IS REŠITVE" draw:style-name="dp1" draw:master-page-name="Title_20_and_20_Content" xml:id="id5" draw:id="id5">
        <draw:frame draw:name="Content Placeholder 1" presentation:style-name="pr10" draw:text-style-name="P8" draw:layer="layout" svg:width="21.589cm" svg:height="12.8cm" svg:x="1.905cm" svg:y="4.524cm" presentation:class="outline" presentation:placeholder="true" presentation:user-transformed="true">
          <draw:text-box/>
        </draw:frame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2"><text:span text:style-name="T1">OPIS REŠITVE</text:span></text:p>
          </draw:text-box>
        </draw:frame>
        <draw:frame draw:name="Footer Placeholder 3" presentation:style-name="pr6" draw:text-style-name="P10" draw:layer="layout" svg:width="18.899cm" svg:height="1.3cm" svg:x="0cm" svg:y="0cm" presentation:class="footer" presentation:user-transformed="true">
          <draw:text-box>
            <text:p text:style-name="P18"><text:span text:style-name="T5">Naslov</text:span></text:p>
          </draw:text-box>
        </draw:frame>
        <draw:frame draw:name="Slide Number Placeholder 4" presentation:style-name="pr6" draw:text-style-name="P10" draw:layer="layout" svg:width="2.495cm" svg:height="1.088cm" svg:x="22.675cm" svg:y="17.727cm" presentation:class="page-number" presentation:user-transformed="true">
          <draw:text-box>
            <text:p text:style-name="P19"><text:span text:style-name="T4"><text:page-number>&lt;number&gt;</text:page-number></text:span></text:p>
          </draw:text-box>
        </draw:frame>
        <anim:par smil:dur="indefinite" smil:restart="never"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ZULTATI" draw:style-name="dp1" draw:master-page-name="Title_20_and_20_Content" xml:id="id6" draw:id="id6"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7"><text:span text:style-name="T1">Results</text:span></text:p>
          </draw:text-box>
        </draw:frame>
        <draw:frame draw:name="Označba mesta vsebine 2" presentation:style-name="pr11" draw:text-style-name="P8" draw:layer="layout" svg:width="21.589cm" svg:height="12.8cm" svg:x="1.905cm" svg:y="4.524cm" presentation:class="outline" presentation:placeholder="true" presentation:user-transformed="true">
          <draw:text-box/>
        </draw:frame>
        <draw:frame draw:name="Označba mesta številke diapozitiva 3" presentation:style-name="pr6" draw:text-style-name="P10" draw:layer="layout" svg:width="2.495cm" svg:height="1.088cm" svg:x="22.675cm" svg:y="17.727cm" presentation:class="page-number" presentation:user-transformed="true">
          <draw:text-box>
            <text:p text:style-name="P9"><text:span text:style-name="T4"><text:page-number>&lt;number&gt;</text:page-number></text:span></text:p>
          </draw:text-box>
        </draw:frame>
        <draw:frame draw:name="Označba mesta noge 4" presentation:style-name="pr6" draw:text-style-name="P10" draw:layer="layout" svg:width="18.899cm" svg:height="1.3cm" svg:x="0cm" svg:y="0cm" presentation:class="footer" presentation:user-transformed="true">
          <draw:text-box>
            <text:p text:style-name="P11"><text:span text:style-name="T5">Naslov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VZETEK" draw:style-name="dp1" draw:master-page-name="Title_20_and_20_Content" xml:id="id7" draw:id="id7">
        <draw:frame draw:name="Content Placeholder 1" presentation:style-name="pr12" draw:text-style-name="P21" draw:layer="layout" svg:width="21.589cm" svg:height="12.8cm" svg:x="1.905cm" svg:y="4.524cm" presentation:class="outline" presentation:user-transformed="true">
          <draw:text-box>
            <text:list text:style-name="L5">
              <text:list-item>
                <text:p text:style-name="P20"><text:span text:style-name="T6">Podamo objektivno oceno rezultatov</text:span></text:p>
              </text:list-item>
            </text:list>
          </draw:text-box>
        </draw:frame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2"><text:span text:style-name="T1">Conclusion</text:span></text:p>
          </draw:text-box>
        </draw:frame>
        <draw:frame draw:name="Footer Placeholder 3" presentation:style-name="pr6" draw:text-style-name="P10" draw:layer="layout" svg:width="18.899cm" svg:height="1.3cm" svg:x="0cm" svg:y="0cm" presentation:class="footer" presentation:user-transformed="true">
          <draw:text-box>
            <text:p text:style-name="P18"><text:span text:style-name="T5">Naslov</text:span></text:p>
          </draw:text-box>
        </draw:frame>
        <draw:frame draw:name="Slide Number Placeholder 4" presentation:style-name="pr6" draw:text-style-name="P10" draw:layer="layout" svg:width="2.495cm" svg:height="1.088cm" svg:x="22.675cm" svg:y="17.727cm" presentation:class="page-number" presentation:user-transformed="true">
          <draw:text-box>
            <text:p text:style-name="P19"><text:span text:style-name="T4"><text:page-number>&lt;number&gt;</text:page-number></text:span></text:p>
          </draw:text-box>
        </draw:frame>
        <anim:par smil:dur="indefinite" smil:restart="never"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  <style:text-properties fo:font-size="44pt"/>
    </style:style>
    <style:style style:name="M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–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6a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5C6FED005708138E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20100000292000000F2A10BEA15B4844E04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25.399cm" svg:height="1.295cm" svg:x="-3.303cm" svg:y="0cm">
        <draw:image xlink:href="Pictures/10000000000003C000000031AEE249AFB372C42C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201000000EF00000058414D2E8A8CC43834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4">
            <text:list-item>
              <text:p text:style-name="MP9"><text:span text:style-name="MT2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Footer Placeholder 4" presentation:style-name="Mpr6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7">Naslov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182</meta:editing-cycles>
    <meta:creation-date>2009-04-07T08:45:27</meta:creation-date>
    <dc:date>2020-12-19T18:02:01.334691971</dc:date>
    <meta:editing-duration>P3DT6H39M14S</meta:editing-duration>
    <meta:generator>LibreOffice/7.0.2.2$Linux_X86_64 LibreOffice_project/00$Build-2</meta:generator>
    <meta:document-statistic meta:object-count="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projekcija na zaslonu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_dlc_DocId" meta:value-type="string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